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5.6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11"/>
    <style:style style:name="ce2" style:family="table-cell" style:parent-style-name="Default" style:data-style-name="N61"/>
    <style:style style:name="ce3" style:family="table-cell" style:parent-style-name="Default">
      <style:table-cell-properties style:text-align-source="fix" style:repeat-content="false"/>
      <style:paragraph-properties fo:text-align="justify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Default"/>
        <table:table-column table:style-name="co2" table:number-columns-repeated="12" table:default-cell-style-name="Default"/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3⁹</text:p>
          </table:table-cell>
          <table:table-cell office:value-type="string" calcext:value-type="string">
            <text:p>10 segments</text:p>
          </table:table-cell>
          <table:table-cell office:value-type="string" calcext:value-type="string">
            <text:p>Filters:128-512</text:p>
          </table:table-cell>
          <table:table-cell office:value-type="string" calcext:value-type="string">
            <text:p>standard error rat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poch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training precision</text:p>
          </table:table-cell>
          <table:table-cell table:style-name="ce1" office:value-type="percentage" office:value="0.2606" calcext:value-type="percentage">
            <text:p>26,06%</text:p>
          </table:table-cell>
          <table:table-cell table:style-name="ce1" office:value-type="percentage" office:value="0.3011" calcext:value-type="percentage">
            <text:p>30,11%</text:p>
          </table:table-cell>
          <table:table-cell table:style-name="ce1" office:value-type="percentage" office:value="0.3306" calcext:value-type="percentage">
            <text:p>33,06%</text:p>
          </table:table-cell>
          <table:table-cell table:style-name="ce1" office:value-type="percentage" office:value="0.3341" calcext:value-type="percentage">
            <text:p>33,41%</text:p>
          </table:table-cell>
          <table:table-cell table:style-name="ce1" office:value-type="percentage" office:value="0.3555" calcext:value-type="percentage">
            <text:p>35,55%</text:p>
          </table:table-cell>
          <table:table-cell table:style-name="ce1" office:value-type="percentage" office:value="0.3608" calcext:value-type="percentage">
            <text:p>36,08%</text:p>
          </table:table-cell>
          <table:table-cell table:style-name="ce1" office:value-type="percentage" office:value="0.3738" calcext:value-type="percentage">
            <text:p>37,38%</text:p>
          </table:table-cell>
          <table:table-cell table:style-name="ce1" office:value-type="percentage" office:value="0.3903" calcext:value-type="percentage">
            <text:p>39,03%</text:p>
          </table:table-cell>
          <table:table-cell table:style-name="ce1" office:value-type="percentage" office:value="0.3927" calcext:value-type="percentage">
            <text:p>39,27%</text:p>
          </table:table-cell>
          <table:table-cell table:style-name="ce1" office:value-type="percentage" office:value="0.3983" calcext:value-type="percentage">
            <text:p>39,83%</text:p>
          </table:table-cell>
          <table:table-cell table:style-name="ce1" office:value-type="percentage" office:value="0.4164" calcext:value-type="percentage">
            <text:p>41,64%</text:p>
          </table:table-cell>
          <table:table-cell table:style-name="ce1" office:value-type="percentage" office:value="0.4184" calcext:value-type="percentage">
            <text:p>41,84%</text:p>
          </table:table-cell>
        </table:table-row>
        <table:table-row table:style-name="ro1">
          <table:table-cell office:value-type="string" calcext:value-type="string">
            <text:p>validation precision</text:p>
          </table:table-cell>
          <table:table-cell table:style-name="ce1" office:value-type="percentage" office:value="0.2562" calcext:value-type="percentage">
            <text:p>25,62%</text:p>
          </table:table-cell>
          <table:table-cell table:style-name="ce1" office:value-type="percentage" office:value="0.3331" calcext:value-type="percentage">
            <text:p>33,31%</text:p>
          </table:table-cell>
          <table:table-cell table:style-name="ce1" office:value-type="percentage" office:value="0.3006" calcext:value-type="percentage">
            <text:p>30,06%</text:p>
          </table:table-cell>
          <table:table-cell table:style-name="ce1" office:value-type="percentage" office:value="0.3456" calcext:value-type="percentage">
            <text:p>34,56%</text:p>
          </table:table-cell>
          <table:table-cell table:style-name="ce1" office:value-type="percentage" office:value="0.3769" calcext:value-type="percentage">
            <text:p>37,69%</text:p>
          </table:table-cell>
          <table:table-cell table:style-name="ce1" office:value-type="percentage" office:value="0.39" calcext:value-type="percentage">
            <text:p>39,00%</text:p>
          </table:table-cell>
          <table:table-cell table:style-name="ce1" office:value-type="percentage" office:value="0.2969" calcext:value-type="percentage">
            <text:p>29,69%</text:p>
          </table:table-cell>
          <table:table-cell table:style-name="ce1" office:value-type="percentage" office:value="0.3544" calcext:value-type="percentage">
            <text:p>35,44%</text:p>
          </table:table-cell>
          <table:table-cell table:style-name="ce1" office:value-type="percentage" office:value="0.3606" calcext:value-type="percentage">
            <text:p>36,06%</text:p>
          </table:table-cell>
          <table:table-cell table:style-name="ce1" office:value-type="percentage" office:value="0.3844" calcext:value-type="percentage">
            <text:p>38,44%</text:p>
          </table:table-cell>
          <table:table-cell table:style-name="ce1" office:value-type="percentage" office:value="0.3381" calcext:value-type="percentage">
            <text:p>33,81%</text:p>
          </table:table-cell>
          <table:table-cell table:style-name="ce1" office:value-type="percentage" office:value="0.3262" calcext:value-type="percentage">
            <text:p>32,62%</text:p>
          </table:table-cell>
        </table:table-row>
        <table:table-row table:style-name="ro1">
          <table:table-cell office:value-type="string" calcext:value-type="string">
            <text:p>leraning rate</text:p>
          </table:table-cell>
          <table:table-cell table:number-columns-repeated="12" office:value-type="float" office:value="0.01" calcext:value-type="float">
            <text:p>0,01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3⁹</text:p>
          </table:table-cell>
          <table:table-cell office:value-type="string" calcext:value-type="string">
            <text:p>10 segments</text:p>
          </table:table-cell>
          <table:table-cell office:value-type="string" calcext:value-type="string">
            <text:p>Filters:128-512</text:p>
          </table:table-cell>
          <table:table-cell office:value-type="string" calcext:value-type="string">
            <text:p>StepL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poch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training precision</text:p>
          </table:table-cell>
          <table:table-cell table:style-name="ce1" office:value-type="percentage" office:value="0.247" calcext:value-type="percentage">
            <text:p>24,70%</text:p>
          </table:table-cell>
          <table:table-cell table:style-name="ce1" office:value-type="percentage" office:value="0.302" calcext:value-type="percentage">
            <text:p>30,20%</text:p>
          </table:table-cell>
          <table:table-cell table:style-name="ce1" office:value-type="percentage" office:value="0.3255" calcext:value-type="percentage">
            <text:p>32,55%</text:p>
          </table:table-cell>
          <table:table-cell table:style-name="ce1" office:value-type="percentage" office:value="0.3669" calcext:value-type="percentage">
            <text:p>36,69%</text:p>
          </table:table-cell>
          <table:table-cell table:style-name="ce1" office:value-type="percentage" office:value="0.385" calcext:value-type="percentage">
            <text:p>38,50%</text:p>
          </table:table-cell>
          <table:table-cell table:style-name="ce1" office:value-type="percentage" office:value="0.3911" calcext:value-type="percentage">
            <text:p>39,11%</text:p>
          </table:table-cell>
          <table:table-cell table:style-name="ce1" office:value-type="percentage" office:value="0.4031" calcext:value-type="percentage">
            <text:p>40,31%</text:p>
          </table:table-cell>
          <table:table-cell table:style-name="ce1" office:value-type="percentage" office:value="0.4269" calcext:value-type="percentage">
            <text:p>42,69%</text:p>
          </table:table-cell>
          <table:table-cell table:style-name="ce1" office:value-type="percentage" office:value="0.4278" calcext:value-type="percentage">
            <text:p>42,78%</text:p>
          </table:table-cell>
          <table:table-cell table:style-name="ce1" office:value-type="percentage" office:value="0.4359" calcext:value-type="percentage">
            <text:p>43,59%</text:p>
          </table:table-cell>
          <table:table-cell table:style-name="ce1" office:value-type="percentage" office:value="0.4372" calcext:value-type="percentage">
            <text:p>43,72%</text:p>
          </table:table-cell>
          <table:table-cell table:style-name="ce1" office:value-type="percentage" office:value="0.4428" calcext:value-type="percentage">
            <text:p>44,28%</text:p>
          </table:table-cell>
        </table:table-row>
        <table:table-row table:style-name="ro1">
          <table:table-cell office:value-type="string" calcext:value-type="string">
            <text:p>validation precision</text:p>
          </table:table-cell>
          <table:table-cell table:style-name="ce1" office:value-type="percentage" office:value="0.2969" calcext:value-type="percentage">
            <text:p>29,69%</text:p>
          </table:table-cell>
          <table:table-cell table:style-name="ce1" office:value-type="percentage" office:value="0.3294" calcext:value-type="percentage">
            <text:p>32,94%</text:p>
          </table:table-cell>
          <table:table-cell table:style-name="ce1" office:value-type="percentage" office:value="0.3456" calcext:value-type="percentage">
            <text:p>34,56%</text:p>
          </table:table-cell>
          <table:table-cell table:style-name="ce1" office:value-type="percentage" office:value="0.375" calcext:value-type="percentage">
            <text:p>37,50%</text:p>
          </table:table-cell>
          <table:table-cell table:style-name="ce1" office:value-type="percentage" office:value="0.3744" calcext:value-type="percentage">
            <text:p>37,44%</text:p>
          </table:table-cell>
          <table:table-cell table:style-name="ce1" office:value-type="percentage" office:value="0.3812" calcext:value-type="percentage">
            <text:p>38,12%</text:p>
          </table:table-cell>
          <table:table-cell table:style-name="ce1" office:value-type="percentage" office:value="0.3894" calcext:value-type="percentage">
            <text:p>38,94%</text:p>
          </table:table-cell>
          <table:table-cell table:style-name="ce1" office:value-type="percentage" office:value="0.4012" calcext:value-type="percentage">
            <text:p>40,12%</text:p>
          </table:table-cell>
          <table:table-cell table:style-name="ce1" office:value-type="percentage" office:value="0.3812" calcext:value-type="percentage">
            <text:p>38,12%</text:p>
          </table:table-cell>
          <table:table-cell table:style-name="ce1" office:value-type="percentage" office:value="0.3912" calcext:value-type="percentage">
            <text:p>39,12%</text:p>
          </table:table-cell>
          <table:table-cell table:style-name="ce1" office:value-type="percentage" office:value="0.3994" calcext:value-type="percentage">
            <text:p>39,94%</text:p>
          </table:table-cell>
          <table:table-cell table:style-name="ce1" office:value-type="percentage" office:value="0.3869" calcext:value-type="percentage">
            <text:p>38,69%</text:p>
          </table:table-cell>
        </table:table-row>
        <table:table-row table:style-name="ro1">
          <table:table-cell office:value-type="string" calcext:value-type="string">
            <text:p>leraning rate</text:p>
          </table:table-cell>
          <table:table-cell table:number-columns-repeated="3" office:value-type="float" office:value="0.01" calcext:value-type="float">
            <text:p>0,01</text:p>
          </table:table-cell>
          <table:table-cell table:number-columns-repeated="3" office:value-type="float" office:value="0.002" calcext:value-type="float">
            <text:p>0,002</text:p>
          </table:table-cell>
          <table:table-cell table:number-columns-repeated="3" office:value-type="float" office:value="0.0004" calcext:value-type="float">
            <text:p>0,0004</text:p>
          </table:table-cell>
          <table:table-cell table:number-columns-repeated="3" office:value-type="float" office:value="0.00008" calcext:value-type="float">
            <text:p>0,00008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3⁹</text:p>
          </table:table-cell>
          <table:table-cell office:value-type="string" calcext:value-type="string">
            <text:p>10 segments</text:p>
          </table:table-cell>
          <table:table-cell office:value-type="string" calcext:value-type="string">
            <text:p>Filters:128-512</text:p>
          </table:table-cell>
          <table:table-cell office:value-type="string" calcext:value-type="string">
            <text:p>modified platea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poch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training precision</text:p>
          </table:table-cell>
          <table:table-cell table:style-name="ce1" office:value-type="percentage" office:value="0.2411" calcext:value-type="percentage">
            <text:p>24,11%</text:p>
          </table:table-cell>
          <table:table-cell table:style-name="ce1" office:value-type="percentage" office:value="0.2994" calcext:value-type="percentage">
            <text:p>29,94%</text:p>
          </table:table-cell>
          <table:table-cell table:style-name="ce1" office:value-type="percentage" office:value="0.3298" calcext:value-type="percentage">
            <text:p>32,98%</text:p>
          </table:table-cell>
          <table:table-cell table:style-name="ce1" office:value-type="percentage" office:value="0.345" calcext:value-type="percentage">
            <text:p>34,50%</text:p>
          </table:table-cell>
          <table:table-cell table:style-name="ce1" office:value-type="percentage" office:value="0.3636" calcext:value-type="percentage">
            <text:p>36,36%</text:p>
          </table:table-cell>
          <table:table-cell table:style-name="ce1" office:value-type="percentage" office:value="0.3714" calcext:value-type="percentage">
            <text:p>37,14%</text:p>
          </table:table-cell>
          <table:table-cell table:style-name="ce1" office:value-type="percentage" office:value="0.388" calcext:value-type="percentage">
            <text:p>38,80%</text:p>
          </table:table-cell>
          <table:table-cell table:style-name="ce1" office:value-type="percentage" office:value="0.4198" calcext:value-type="percentage">
            <text:p>41,98%</text:p>
          </table:table-cell>
          <table:table-cell table:style-name="ce1" office:value-type="percentage" office:value="0.459" calcext:value-type="percentage">
            <text:p>45,90%</text:p>
          </table:table-cell>
          <table:table-cell table:style-name="ce1" office:value-type="percentage" office:value="0.4734" calcext:value-type="percentage">
            <text:p>47,34%</text:p>
          </table:table-cell>
          <table:table-cell table:style-name="ce1" office:value-type="percentage" office:value="0.5" calcext:value-type="percentage">
            <text:p>50,00%</text:p>
          </table:table-cell>
          <table:table-cell table:style-name="ce1" office:value-type="percentage" office:value="0.5266" calcext:value-type="percentage">
            <text:p>52,66%</text:p>
          </table:table-cell>
        </table:table-row>
        <table:table-row table:style-name="ro1">
          <table:table-cell office:value-type="string" calcext:value-type="string">
            <text:p>validation precision</text:p>
          </table:table-cell>
          <table:table-cell table:style-name="ce1" office:value-type="percentage" office:value="0.2831" calcext:value-type="percentage">
            <text:p>28,31%</text:p>
          </table:table-cell>
          <table:table-cell table:style-name="ce1" office:value-type="percentage" office:value="0.2406" calcext:value-type="percentage">
            <text:p>24,06%</text:p>
          </table:table-cell>
          <table:table-cell table:style-name="ce1" office:value-type="percentage" office:value="0.3519" calcext:value-type="percentage">
            <text:p>35,19%</text:p>
          </table:table-cell>
          <table:table-cell table:style-name="ce1" office:value-type="percentage" office:value="0.3606" calcext:value-type="percentage">
            <text:p>36,06%</text:p>
          </table:table-cell>
          <table:table-cell table:style-name="ce1" office:value-type="percentage" office:value="0.3612" calcext:value-type="percentage">
            <text:p>36,12%</text:p>
          </table:table-cell>
          <table:table-cell table:style-name="ce1" office:value-type="percentage" office:value="0.3688" calcext:value-type="percentage">
            <text:p>36,88%</text:p>
          </table:table-cell>
          <table:table-cell table:style-name="ce1" office:value-type="percentage" office:value="0.3444" calcext:value-type="percentage">
            <text:p>34,44%</text:p>
          </table:table-cell>
          <table:table-cell table:style-name="ce1" office:value-type="percentage" office:value="0.3938" calcext:value-type="percentage">
            <text:p>39,38%</text:p>
          </table:table-cell>
          <table:table-cell table:style-name="ce1" office:value-type="percentage" office:value="0.3662" calcext:value-type="percentage">
            <text:p>36,62%</text:p>
          </table:table-cell>
          <table:table-cell table:style-name="ce1" office:value-type="percentage" office:value="0.39" calcext:value-type="percentage">
            <text:p>39,00%</text:p>
          </table:table-cell>
          <table:table-cell table:style-name="ce1" office:value-type="percentage" office:value="0.3969" calcext:value-type="percentage">
            <text:p>39,69%</text:p>
          </table:table-cell>
          <table:table-cell table:style-name="ce1" office:value-type="percentage" office:value="0.3944" calcext:value-type="percentage">
            <text:p>39,44%</text:p>
          </table:table-cell>
        </table:table-row>
        <table:table-row table:style-name="ro1">
          <table:table-cell office:value-type="string" calcext:value-type="string">
            <text:p>leraning rate</text:p>
          </table:table-cell>
          <table:table-cell table:number-columns-repeated="2" office:value-type="float" office:value="0.01" calcext:value-type="float">
            <text:p>0,01</text:p>
          </table:table-cell>
          <table:table-cell table:number-columns-repeated="5" office:value-type="float" office:value="0.005" calcext:value-type="float">
            <text:p>0,005</text:p>
          </table:table-cell>
          <table:table-cell table:number-columns-repeated="2" office:value-type="float" office:value="0.0025" calcext:value-type="float">
            <text:p>0,0025</text:p>
          </table:table-cell>
          <table:table-cell table:number-columns-repeated="2" office:value-type="float" office:value="0.00125" calcext:value-type="float">
            <text:p>0,00125</text:p>
          </table:table-cell>
          <table:table-cell office:value-type="float" office:value="0.000625" calcext:value-type="float">
            <text:p>0,000625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3⁹</text:p>
          </table:table-cell>
          <table:table-cell office:value-type="string" calcext:value-type="string">
            <text:p>10 segments</text:p>
          </table:table-cell>
          <table:table-cell office:value-type="string" calcext:value-type="string">
            <text:p>Filters:16-512</text:p>
          </table:table-cell>
          <table:table-cell office:value-type="string" calcext:value-type="string">
            <text:p>modified platea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poch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training precision</text:p>
          </table:table-cell>
          <table:table-cell table:style-name="ce1" office:value-type="percentage" office:value="0.2486" calcext:value-type="percentage">
            <text:p>24,86%</text:p>
          </table:table-cell>
          <table:table-cell table:style-name="ce1" office:value-type="percentage" office:value="0.305" calcext:value-type="percentage">
            <text:p>30,50%</text:p>
          </table:table-cell>
          <table:table-cell table:style-name="ce1" office:value-type="percentage" office:value="0.33" calcext:value-type="percentage">
            <text:p>33,00%</text:p>
          </table:table-cell>
          <table:table-cell table:style-name="ce1" office:value-type="percentage" office:value="0.3527" calcext:value-type="percentage">
            <text:p>35,27%</text:p>
          </table:table-cell>
          <table:table-cell table:style-name="ce1" office:value-type="percentage" office:value="0.3634" calcext:value-type="percentage">
            <text:p>36,34%</text:p>
          </table:table-cell>
          <table:table-cell table:style-name="ce1" office:value-type="percentage" office:value="0.3827" calcext:value-type="percentage">
            <text:p>38,27%</text:p>
          </table:table-cell>
          <table:table-cell table:style-name="ce1" office:value-type="percentage" office:value="0.3953" calcext:value-type="percentage">
            <text:p>39,53%</text:p>
          </table:table-cell>
          <table:table-cell table:style-name="ce1" office:value-type="percentage" office:value="0.408" calcext:value-type="percentage">
            <text:p>40,80%</text:p>
          </table:table-cell>
          <table:table-cell table:style-name="ce1" office:value-type="percentage" office:value="0.43" calcext:value-type="percentage">
            <text:p>43,00%</text:p>
          </table:table-cell>
          <table:table-cell table:style-name="ce1" office:value-type="percentage" office:value="0.4377" calcext:value-type="percentage">
            <text:p>43,77%</text:p>
          </table:table-cell>
          <table:table-cell table:style-name="ce1" office:value-type="percentage" office:value="0.4498" calcext:value-type="percentage">
            <text:p>44,98%</text:p>
          </table:table-cell>
          <table:table-cell table:style-name="ce1" office:value-type="percentage" office:value="0.4664" calcext:value-type="percentage">
            <text:p>46,64%</text:p>
          </table:table-cell>
        </table:table-row>
        <table:table-row table:style-name="ro1">
          <table:table-cell office:value-type="string" calcext:value-type="string">
            <text:p>validation precision</text:p>
          </table:table-cell>
          <table:table-cell table:style-name="ce1" office:value-type="percentage" office:value="0.3244" calcext:value-type="percentage">
            <text:p>32,44%</text:p>
          </table:table-cell>
          <table:table-cell table:style-name="ce1" office:value-type="percentage" office:value="0.3131" calcext:value-type="percentage">
            <text:p>31,31%</text:p>
          </table:table-cell>
          <table:table-cell table:style-name="ce1" office:value-type="percentage" office:value="0.3381" calcext:value-type="percentage">
            <text:p>33,81%</text:p>
          </table:table-cell>
          <table:table-cell table:style-name="ce1" office:value-type="percentage" office:value="0.3662" calcext:value-type="percentage">
            <text:p>36,62%</text:p>
          </table:table-cell>
          <table:table-cell table:style-name="ce1" office:value-type="percentage" office:value="0.3756" calcext:value-type="percentage">
            <text:p>37,56%</text:p>
          </table:table-cell>
          <table:table-cell table:style-name="ce1" office:value-type="percentage" office:value="0.3506" calcext:value-type="percentage">
            <text:p>35,06%</text:p>
          </table:table-cell>
          <table:table-cell table:style-name="ce1" office:value-type="percentage" office:value="0.3894" calcext:value-type="percentage">
            <text:p>38,94%</text:p>
          </table:table-cell>
          <table:table-cell table:style-name="ce1" office:value-type="percentage" office:value="0.4044" calcext:value-type="percentage">
            <text:p>40,44%</text:p>
          </table:table-cell>
          <table:table-cell table:style-name="ce1" office:value-type="percentage" office:value="0.3888" calcext:value-type="percentage">
            <text:p>38,88%</text:p>
          </table:table-cell>
          <table:table-cell table:style-name="ce1" office:value-type="percentage" office:value="0.41" calcext:value-type="percentage">
            <text:p>41,00%</text:p>
          </table:table-cell>
          <table:table-cell table:style-name="ce1" office:value-type="percentage" office:value="0.415" calcext:value-type="percentage">
            <text:p>41,50%</text:p>
          </table:table-cell>
          <table:table-cell table:style-name="ce1" office:value-type="percentage" office:value="0.4019" calcext:value-type="percentage">
            <text:p>40,19%</text:p>
          </table:table-cell>
        </table:table-row>
        <table:table-row table:style-name="ro1">
          <table:table-cell office:value-type="string" calcext:value-type="string">
            <text:p>leraning rate</text:p>
          </table:table-cell>
          <table:table-cell table:number-columns-repeated="2" office:value-type="float" office:value="0.01" calcext:value-type="float">
            <text:p>0,01</text:p>
          </table:table-cell>
          <table:table-cell table:number-columns-repeated="4" office:value-type="float" office:value="0.005" calcext:value-type="float">
            <text:p>0,005</text:p>
          </table:table-cell>
          <table:table-cell table:number-columns-repeated="3" office:value-type="float" office:value="0.0025" calcext:value-type="float">
            <text:p>0,0025</text:p>
          </table:table-cell>
          <table:table-cell table:number-columns-repeated="3" office:value-type="float" office:value="0.00125" calcext:value-type="float">
            <text:p>0,00125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3⁹</text:p>
          </table:table-cell>
          <table:table-cell office:value-type="string" calcext:value-type="string">
            <text:p>1 segments</text:p>
          </table:table-cell>
          <table:table-cell office:value-type="string" calcext:value-type="string">
            <text:p>Filters:16-512</text:p>
          </table:table-cell>
          <table:table-cell office:value-type="string" calcext:value-type="string">
            <text:p>modified platea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poch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training precision</text:p>
          </table:table-cell>
          <table:table-cell table:style-name="ce1" office:value-type="percentage" office:value="0.267" calcext:value-type="percentage">
            <text:p>26,70%</text:p>
          </table:table-cell>
          <table:table-cell table:style-name="ce1" office:value-type="percentage" office:value="0.3623" calcext:value-type="percentage">
            <text:p>36,23%</text:p>
          </table:table-cell>
          <table:table-cell table:style-name="ce1" office:value-type="percentage" office:value="0.4161" calcext:value-type="percentage">
            <text:p>41,61%</text:p>
          </table:table-cell>
          <table:table-cell table:style-name="ce1" office:value-type="percentage" office:value="0.4353" calcext:value-type="percentage">
            <text:p>43,53%</text:p>
          </table:table-cell>
          <table:table-cell table:style-name="ce1" office:value-type="percentage" office:value="0.4247" calcext:value-type="percentage">
            <text:p>42,47%</text:p>
          </table:table-cell>
          <table:table-cell table:style-name="ce1" office:value-type="percentage" office:value="0.4389" calcext:value-type="percentage">
            <text:p>43,89%</text:p>
          </table:table-cell>
          <table:table-cell table:style-name="ce1" office:value-type="percentage" office:value="0.4375" calcext:value-type="percentage">
            <text:p>43,75%</text:p>
          </table:table-cell>
          <table:table-cell table:style-name="ce1" office:value-type="percentage" office:value="0.4309" calcext:value-type="percentage">
            <text:p>43,09%</text:p>
          </table:table-cell>
          <table:table-cell table:style-name="ce1" office:value-type="percentage" office:value="0.4331" calcext:value-type="percentage">
            <text:p>43,31%</text:p>
          </table:table-cell>
          <table:table-cell table:style-name="ce1" office:value-type="percentage" office:value="0.4339" calcext:value-type="percentage">
            <text:p>43,39%</text:p>
          </table:table-cell>
          <table:table-cell table:style-name="ce1" office:value-type="percentage" office:value="0.4412" calcext:value-type="percentage">
            <text:p>44,12%</text:p>
          </table:table-cell>
          <table:table-cell table:style-name="ce1"/>
        </table:table-row>
        <table:table-row table:style-name="ro1">
          <table:table-cell office:value-type="string" calcext:value-type="string">
            <text:p>validation precision</text:p>
          </table:table-cell>
          <table:table-cell table:style-name="ce1" office:value-type="percentage" office:value="0.3419" calcext:value-type="percentage">
            <text:p>34,19%</text:p>
          </table:table-cell>
          <table:table-cell table:style-name="ce1" office:value-type="percentage" office:value="0.3644" calcext:value-type="percentage">
            <text:p>36,44%</text:p>
          </table:table-cell>
          <table:table-cell table:style-name="ce1" office:value-type="percentage" office:value="0.44" calcext:value-type="percentage">
            <text:p>44,00%</text:p>
          </table:table-cell>
          <table:table-cell table:style-name="ce1" office:value-type="percentage" office:value="0.4538" calcext:value-type="percentage">
            <text:p>45,38%</text:p>
          </table:table-cell>
          <table:table-cell table:style-name="ce1" office:value-type="percentage" office:value="0.4456" calcext:value-type="percentage">
            <text:p>44,56%</text:p>
          </table:table-cell>
          <table:table-cell table:style-name="ce1" office:value-type="percentage" office:value="0.46" calcext:value-type="percentage">
            <text:p>46,00%</text:p>
          </table:table-cell>
          <table:table-cell table:style-name="ce1" office:value-type="percentage" office:value="0.4588" calcext:value-type="percentage">
            <text:p>45,88%</text:p>
          </table:table-cell>
          <table:table-cell table:style-name="ce1" office:value-type="percentage" office:value="0.4488" calcext:value-type="percentage">
            <text:p>44,88%</text:p>
          </table:table-cell>
          <table:table-cell table:style-name="ce1" office:value-type="percentage" office:value="0.4456" calcext:value-type="percentage">
            <text:p>44,56%</text:p>
          </table:table-cell>
          <table:table-cell table:style-name="ce1" office:value-type="percentage" office:value="0.4475" calcext:value-type="percentage">
            <text:p>44,75%</text:p>
          </table:table-cell>
          <table:table-cell table:style-name="ce1" office:value-type="percentage" office:value="0.4456" calcext:value-type="percentage">
            <text:p>44,56%</text:p>
          </table:table-cell>
          <table:table-cell table:style-name="ce1"/>
        </table:table-row>
        <table:table-row table:style-name="ro1">
          <table:table-cell office:value-type="string" calcext:value-type="string">
            <text:p>leraning rate</text:p>
          </table:table-cell>
          <table:table-cell table:number-columns-repeated="2" table:style-name="ce2" office:value-type="float" office:value="0.01" calcext:value-type="float">
            <text:p>1,00E-02</text:p>
          </table:table-cell>
          <table:table-cell table:style-name="ce2" office:value-type="float" office:value="0.00125" calcext:value-type="float">
            <text:p>1,25E-03</text:p>
          </table:table-cell>
          <table:table-cell table:style-name="ce2" office:value-type="float" office:value="0.0003125" calcext:value-type="float">
            <text:p>3,13E-04</text:p>
          </table:table-cell>
          <table:table-cell table:style-name="ce2" office:value-type="float" office:value="0.000078125" calcext:value-type="float">
            <text:p>7,81E-05</text:p>
          </table:table-cell>
          <table:table-cell table:style-name="ce2" office:value-type="float" office:value="0.0000097656" calcext:value-type="float">
            <text:p>9,77E-06</text:p>
          </table:table-cell>
          <table:table-cell table:style-name="ce2" office:value-type="float" office:value="0.0000024414" calcext:value-type="float">
            <text:p>2,44E-06</text:p>
          </table:table-cell>
          <table:table-cell table:style-name="ce2" office:value-type="float" office:value="0.00000061035" calcext:value-type="float">
            <text:p>6,10E-07</text:p>
          </table:table-cell>
          <table:table-cell table:style-name="ce2" office:value-type="float" office:value="0.000000076294" calcext:value-type="float">
            <text:p>7,63E-08</text:p>
          </table:table-cell>
          <table:table-cell table:number-columns-repeated="2" table:style-name="ce2" office:value-type="float" office:value="0.000000019073" calcext:value-type="float">
            <text:p>1,91E-08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3⁹</text:p>
          </table:table-cell>
          <table:table-cell office:value-type="string" calcext:value-type="string">
            <text:p>1 segments</text:p>
          </table:table-cell>
          <table:table-cell office:value-type="string" calcext:value-type="string">
            <text:p>Filters:128-512</text:p>
          </table:table-cell>
          <table:table-cell office:value-type="string" calcext:value-type="string">
            <text:p>platea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poch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training precision</text:p>
          </table:table-cell>
          <table:table-cell table:style-name="ce1" office:value-type="percentage" office:value="0.2678" calcext:value-type="percentage">
            <text:p>26,78%</text:p>
          </table:table-cell>
          <table:table-cell table:style-name="ce1" office:value-type="percentage" office:value="0.3683" calcext:value-type="percentage">
            <text:p>36,83%</text:p>
          </table:table-cell>
          <table:table-cell table:style-name="ce1" office:value-type="percentage" office:value="0.3872" calcext:value-type="percentage">
            <text:p>38,72%</text:p>
          </table:table-cell>
          <table:table-cell table:style-name="ce1" office:value-type="percentage" office:value="0.4105" calcext:value-type="percentage">
            <text:p>41,05%</text:p>
          </table:table-cell>
          <table:table-cell table:style-name="ce1" office:value-type="percentage" office:value="0.4331" calcext:value-type="percentage">
            <text:p>43,31%</text:p>
          </table:table-cell>
          <table:table-cell table:style-name="ce1" office:value-type="percentage" office:value="0.453" calcext:value-type="percentage">
            <text:p>45,30%</text:p>
          </table:table-cell>
          <table:table-cell table:style-name="ce1" office:value-type="percentage" office:value="0.4862" calcext:value-type="percentage">
            <text:p>48,62%</text:p>
          </table:table-cell>
          <table:table-cell table:style-name="ce1" office:value-type="percentage" office:value="0.4986" calcext:value-type="percentage">
            <text:p>49,86%</text:p>
          </table:table-cell>
          <table:table-cell table:style-name="ce1" office:value-type="percentage" office:value="0.5012" calcext:value-type="percentage">
            <text:p>50,12%</text:p>
          </table:table-cell>
          <table:table-cell table:style-name="ce1" office:value-type="percentage" office:value="0.5034" calcext:value-type="percentage">
            <text:p>50,34%</text:p>
          </table:table-cell>
          <table:table-cell table:style-name="ce1" office:value-type="percentage" office:value="0.497" calcext:value-type="percentage">
            <text:p>49,70%</text:p>
          </table:table-cell>
          <table:table-cell/>
        </table:table-row>
        <table:table-row table:style-name="ro1">
          <table:table-cell office:value-type="string" calcext:value-type="string">
            <text:p>validation precision</text:p>
          </table:table-cell>
          <table:table-cell table:style-name="ce1" office:value-type="percentage" office:value="0.3406" calcext:value-type="percentage">
            <text:p>34,06%</text:p>
          </table:table-cell>
          <table:table-cell table:style-name="ce1" office:value-type="percentage" office:value="0.3994" calcext:value-type="percentage">
            <text:p>39,94%</text:p>
          </table:table-cell>
          <table:table-cell table:style-name="ce1" office:value-type="percentage" office:value="0.4025" calcext:value-type="percentage">
            <text:p>40,25%</text:p>
          </table:table-cell>
          <table:table-cell table:style-name="ce1" office:value-type="percentage" office:value="0.4125" calcext:value-type="percentage">
            <text:p>41,25%</text:p>
          </table:table-cell>
          <table:table-cell table:style-name="ce1" office:value-type="percentage" office:value="0.4319" calcext:value-type="percentage">
            <text:p>43,19%</text:p>
          </table:table-cell>
          <table:table-cell table:style-name="ce1" office:value-type="percentage" office:value="0.4762" calcext:value-type="percentage">
            <text:p>47,62%</text:p>
          </table:table-cell>
          <table:table-cell table:style-name="ce1" office:value-type="percentage" office:value="0.4944" calcext:value-type="percentage">
            <text:p>49,44%</text:p>
          </table:table-cell>
          <table:table-cell table:style-name="ce1" office:value-type="percentage" office:value="0.4919" calcext:value-type="percentage">
            <text:p>49,19%</text:p>
          </table:table-cell>
          <table:table-cell table:style-name="ce1" office:value-type="percentage" office:value="0.4912" calcext:value-type="percentage">
            <text:p>49,12%</text:p>
          </table:table-cell>
          <table:table-cell table:style-name="ce1" office:value-type="percentage" office:value="0.4969" calcext:value-type="percentage">
            <text:p>49,69%</text:p>
          </table:table-cell>
          <table:table-cell table:style-name="ce1" office:value-type="percentage" office:value="0.4962" calcext:value-type="percentage">
            <text:p>49,62%</text:p>
          </table:table-cell>
          <table:table-cell/>
        </table:table-row>
        <table:table-row table:style-name="ro1">
          <table:table-cell office:value-type="string" calcext:value-type="string">
            <text:p>leraning rate</text:p>
          </table:table-cell>
          <table:table-cell table:number-columns-repeated="5" table:style-name="ce2" office:value-type="float" office:value="0.01" calcext:value-type="float">
            <text:p>1,00E-02</text:p>
          </table:table-cell>
          <table:table-cell table:style-name="ce2" office:value-type="float" office:value="0.002" calcext:value-type="float">
            <text:p>2,00E-03</text:p>
          </table:table-cell>
          <table:table-cell table:number-columns-repeated="2" table:style-name="ce2" office:value-type="float" office:value="0.0004" calcext:value-type="float">
            <text:p>4,00E-04</text:p>
          </table:table-cell>
          <table:table-cell table:style-name="ce2" office:value-type="float" office:value="0.00008" calcext:value-type="float">
            <text:p>8,00E-05</text:p>
          </table:table-cell>
          <table:table-cell table:style-name="ce2" office:value-type="float" office:value="0.000016" calcext:value-type="float">
            <text:p>1,60E-05</text:p>
          </table:table-cell>
          <table:table-cell table:style-name="ce2" office:value-type="float" office:value="0.0000032" calcext:value-type="float">
            <text:p>3,20E-06</text:p>
          </table:table-cell>
          <table:table-cell/>
        </table:table-row>
      </table:table>
      <table:table table:name="Tabelle2" table:style-name="ta1">
        <table:shapes>
          <draw:frame draw:z-index="0" draw:style-name="gr1" draw:text-style-name="P1" svg:width="159.92mm" svg:height="97.74mm" svg:x="1.1mm" svg:y="1.87mm">
            <loext:p draw:notify-on-update-of-ranges="Tabelle1.B3:Tabelle1.M3 Tabelle1.A4:Tabelle1.A4 Tabelle1.B4:Tabelle1.M4 Tabelle1.A5:Tabelle1.A5 Tabelle1.B5:Tabelle1.M5 Tabelle1.A6:Tabelle1.A6 Tabelle1.B6:Tabelle1.M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2mm" svg:height="98.01mm" svg:x="0mm" svg:y="100.67mm">
            <loext:p draw:notify-on-update-of-ranges="Tabelle1.B9:Tabelle1.M9 Tabelle1.A10:Tabelle1.A10 Tabelle1.B10:Tabelle1.M10 Tabelle1.A11:Tabelle1.A11 Tabelle1.B11:Tabelle1.M11 Tabelle1.A12:Tabelle1.A12 Tabelle1.B12:Tabelle1.M12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9.92mm" svg:height="97.75mm" svg:x="0mm" svg:y="199.22mm">
            <loext:p draw:notify-on-update-of-ranges="Tabelle1.B15:Tabelle1.M15 Tabelle1.A16:Tabelle1.A16 Tabelle1.B16:Tabelle1.M16 Tabelle1.A17:Tabelle1.A17 Tabelle1.B17:Tabelle1.M17 Tabelle1.A18:Tabelle1.A18 Tabelle1.B18:Tabelle1.M18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59.92mm" svg:height="98.29mm" svg:x="0mm" svg:y="298.02mm">
            <loext:p draw:notify-on-update-of-ranges="Tabelle1.B21:Tabelle1.M21 Tabelle1.A22:Tabelle1.A22 Tabelle1.B22:Tabelle1.M22 Tabelle1.A23:Tabelle1.A23 Tabelle1.B23:Tabelle1.M23 Tabelle1.A24:Tabelle1.A24 Tabelle1.B24:Tabelle1.M24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159.92mm" svg:height="98.55mm" svg:x="0mm" svg:y="397.37mm">
            <loext:p draw:notify-on-update-of-ranges="Tabelle1.A27:Tabelle1.A27 Tabelle1.B27:Tabelle1.L27 Tabelle1.A28:Tabelle1.A28 Tabelle1.B28:Tabelle1.L28 Tabelle1.A29:Tabelle1.A29 Tabelle1.B29:Tabelle1.L29 Tabelle1.A30:Tabelle1.A30 Tabelle1.B30:Tabelle1.L30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159.92mm" svg:height="98.55mm" svg:x="0mm" svg:y="496.73mm">
            <loext:p draw:notify-on-update-of-ranges="Tabelle1.A33:Tabelle1.A33 Tabelle1.B33:Tabelle1.L33 Tabelle1.A34:Tabelle1.A34 Tabelle1.B34:Tabelle1.L34 Tabelle1.A35:Tabelle1.A35 Tabelle1.B35:Tabelle1.L35 Tabelle1.A36:Tabelle1.A36 Tabelle1.B36:Tabelle1.L36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2" table:number-columns-repeated="13" table:default-cell-style-name="Default"/>
        <table:table-row table:style-name="ro1" table:number-rows-repeated="4">
          <table:table-cell table:number-columns-repeated="13"/>
        </table:table-row>
        <table:table-row table:style-name="ro1">
          <table:table-cell table:number-columns-repeated="8"/>
          <table:table-cell office:value-type="string" calcext:value-type="string">
            <text:p>3⁹</text:p>
          </table:table-cell>
          <table:table-cell office:value-type="string" calcext:value-type="string">
            <text:p>10 segments</text:p>
          </table:table-cell>
          <table:table-cell office:value-type="string" calcext:value-type="string">
            <text:p>Filters:128-512</text:p>
          </table:table-cell>
          <table:table-cell office:value-type="string" calcext:value-type="string">
            <text:p>standard error rate</text:p>
          </table:table-cell>
          <table:table-cell/>
        </table:table-row>
        <table:table-row table:style-name="ro1" table:number-rows-repeated="16">
          <table:table-cell table:number-columns-repeated="13"/>
        </table:table-row>
        <table:table-row table:style-name="ro1">
          <table:table-cell table:style-name="ce3"/>
          <table:table-cell table:number-columns-repeated="12"/>
        </table:table-row>
        <table:table-row table:style-name="ro1" table:number-rows-repeated="6">
          <table:table-cell table:number-columns-repeated="13"/>
        </table:table-row>
        <table:table-row table:style-name="ro1">
          <table:table-cell table:number-columns-repeated="8"/>
          <table:table-cell office:value-type="string" calcext:value-type="string">
            <text:p>3⁹</text:p>
          </table:table-cell>
          <table:table-cell office:value-type="string" calcext:value-type="string">
            <text:p>10 segments</text:p>
          </table:table-cell>
          <table:table-cell office:value-type="string" calcext:value-type="string">
            <text:p>Filters:128-512</text:p>
          </table:table-cell>
          <table:table-cell office:value-type="string" calcext:value-type="string">
            <text:p>StepLR</text:p>
          </table:table-cell>
          <table:table-cell/>
        </table:table-row>
        <table:table-row table:style-name="ro1" table:number-rows-repeated="21">
          <table:table-cell table:number-columns-repeated="13"/>
        </table:table-row>
        <table:table-row table:style-name="ro1">
          <table:table-cell table:number-columns-repeated="8"/>
          <table:table-cell office:value-type="string" calcext:value-type="string">
            <text:p>3⁹</text:p>
          </table:table-cell>
          <table:table-cell office:value-type="string" calcext:value-type="string">
            <text:p>10 segments</text:p>
          </table:table-cell>
          <table:table-cell office:value-type="string" calcext:value-type="string">
            <text:p>Filters:128-512</text:p>
          </table:table-cell>
          <table:table-cell office:value-type="string" calcext:value-type="string">
            <text:p>modified plateau</text:p>
          </table:table-cell>
          <table:table-cell/>
        </table:table-row>
        <table:table-row table:style-name="ro1" table:number-rows-repeated="20">
          <table:table-cell table:number-columns-repeated="13"/>
        </table:table-row>
        <table:table-row table:style-name="ro1">
          <table:table-cell table:number-columns-repeated="8"/>
          <table:table-cell office:value-type="string" calcext:value-type="string">
            <text:p>3⁹</text:p>
          </table:table-cell>
          <table:table-cell office:value-type="string" calcext:value-type="string">
            <text:p>10 segments</text:p>
          </table:table-cell>
          <table:table-cell office:value-type="string" calcext:value-type="string">
            <text:p>Filters:16-512</text:p>
          </table:table-cell>
          <table:table-cell office:value-type="string" calcext:value-type="string">
            <text:p>modified plateau</text:p>
          </table:table-cell>
          <table:table-cell/>
        </table:table-row>
        <table:table-row table:style-name="ro1" table:number-rows-repeated="22">
          <table:table-cell table:number-columns-repeated="13"/>
        </table:table-row>
        <table:table-row table:style-name="ro1">
          <table:table-cell table:number-columns-repeated="9"/>
          <table:table-cell office:value-type="string" calcext:value-type="string">
            <text:p>3⁹</text:p>
          </table:table-cell>
          <table:table-cell office:value-type="string" calcext:value-type="string">
            <text:p>1 segments</text:p>
          </table:table-cell>
          <table:table-cell office:value-type="string" calcext:value-type="string">
            <text:p>Filters:16-512</text:p>
          </table:table-cell>
          <table:table-cell office:value-type="string" calcext:value-type="string">
            <text:p>modified plateau</text:p>
          </table:table-cell>
        </table:table-row>
        <table:table-row table:style-name="ro1" table:number-rows-repeated="20">
          <table:table-cell table:number-columns-repeated="13"/>
        </table:table-row>
        <table:table-row table:style-name="ro1">
          <table:table-cell table:number-columns-repeated="9"/>
          <table:table-cell office:value-type="string" calcext:value-type="string">
            <text:p>3⁹</text:p>
          </table:table-cell>
          <table:table-cell office:value-type="string" calcext:value-type="string">
            <text:p>1 segments</text:p>
          </table:table-cell>
          <table:table-cell office:value-type="string" calcext:value-type="string">
            <text:p>Filters:128-512</text:p>
          </table:table-cell>
          <table:table-cell office:value-type="string" calcext:value-type="string">
            <text:p>plateau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06">00.00.0000</text:date>, <text:time style:data-style-name="N2" text:time-value="15:15:13.091738539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5T12:54:02.978954727</meta:creation-date>
    <dc:date>2018-10-06T16:43:06.531634966</dc:date>
    <meta:editing-duration>PT2H54M32S</meta:editing-duration>
    <meta:editing-cycles>15</meta:editing-cycles>
    <meta:generator>LibreOffice/5.1.6.2$Linux_X86_64 LibreOffice_project/10m0$Build-2</meta:generator>
    <meta:document-statistic meta:table-count="2" meta:cell-count="352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">
      <style:chart-properties chart:display-label="true" chart:logarithmic="false" chart:minimum="0.2" chart:maximum="0.65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11">
      <style:chart-properties chart:symbol-type="named-symbol" chart:symbol-name="square" chart:symbol-width="0.25cm" chart:symbol-height="0.25cm" chart:link-data-style-to-source="true"/>
      <style:graphic-properties svg:stroke-width="0.08cm" svg:stroke-color="#009933" draw:fill-color="#009933"/>
      <style:text-properties fo:font-size="10pt" style:font-size-asian="10pt" style:font-size-complex="10pt"/>
    </style:style>
    <style:style style:name="ch11" style:family="chart" style:data-style-name="N11">
      <style:chart-properties chart:symbol-type="named-symbol" chart:symbol-name="diamond" chart:symbol-width="0.25cm" chart:symbol-height="0.25cm" chart:link-data-style-to-source="true"/>
      <style:graphic-properties svg:stroke-width="0.08cm" svg:stroke-color="#ff3300" draw:fill-color="#ff330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9933ff" draw:fill-color="#9933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3cm" svg:height="9.775cm" xlink:href=".." xlink:type="simple" chart:class="chart:line" chart:style-name="ch1">
        <chart:legend chart:legend-position="bottom" svg:x="2.59cm" svg:y="8.992cm" style:legend-expansion="wide" chart:style-name="ch2"/>
        <chart:plot-area chart:style-name="ch3" table:cell-range-address="Tabelle1.A3:Tabelle1.M6" chart:data-source-has-labels="both" svg:x="1.33cm" svg:y="0.195cm" svg:width="13.464cm" svg:height="7.621cm">
          <chartooo:coordinate-region svg:x="2.745cm" svg:y="0.394cm" svg:width="10.95cm" svg:height="6.775cm"/>
          <chart:axis chart:dimension="x" chart:name="primary-x" chart:style-name="ch4" chartooo:axis-type="auto">
            <chartooo:date-scale/>
            <chart:title svg:x="7.555cm" svg:y="8.011cm" chart:style-name="ch5">
              <text:p>epoch</text:p>
            </chart:title>
            <chart:categories table:cell-range-address="Tabelle1.B3:Tabelle1.M3"/>
          </chart:axis>
          <chart:axis chart:dimension="y" chart:name="primary-y" chart:style-name="ch6">
            <chart:title svg:x="0.451cm" svg:y="4.724cm" chart:style-name="ch7">
              <text:p>precision</text:p>
            </chart:title>
            <chart:grid chart:style-name="ch8" chart:class="major"/>
          </chart:axis>
          <chart:axis chart:dimension="y" chart:name="secondary-y" chart:style-name="ch9">
            <chart:title svg:x="15.113cm" svg:y="4.975cm" chart:style-name="ch7">
              <text:p>learning rate</text:p>
            </chart:title>
          </chart:axis>
          <chart:series chart:attached-axis="primary-y" chart:style-name="ch10" chart:values-cell-range-address="Tabelle1.B4:Tabelle1.M4" chart:label-cell-address="Tabelle1.A4:Tabelle1.A4" chart:class="chart:line">
            <chart:data-point chart:repeated="12"/>
          </chart:series>
          <chart:series chart:attached-axis="primary-y" chart:style-name="ch11" chart:values-cell-range-address="Tabelle1.B5:Tabelle1.M5" chart:label-cell-address="Tabelle1.A5:Tabelle1.A5" chart:class="chart:line">
            <chart:data-point chart:repeated="12"/>
          </chart:series>
          <chart:series chart:attached-axis="secondary-y" chart:style-name="ch12" chart:values-cell-range-address="Tabelle1.B6:Tabelle1.M6" chart:label-cell-address="Tabelle1.A6:Tabelle1.A6" chart:class="chart:line">
            <chart:data-point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Tabelle1.B3:Tabelle1.M3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</table:table-row>
          </table:table-header-rows>
          <table:table-rows>
            <table:table-row>
              <table:table-cell office:value-type="string">
                <text:p>training precision</text:p>
                <draw:g>
                  <svg:desc>Tabelle1.A4:Tabelle1.A4</svg:desc>
                </draw:g>
              </table:table-cell>
              <table:table-cell office:value-type="float" office:value="0.2606">
                <text:p>0.2606</text:p>
                <draw:g>
                  <svg:desc>Tabelle1.B4:Tabelle1.M4</svg:desc>
                </draw:g>
              </table:table-cell>
              <table:table-cell office:value-type="float" office:value="0.3011">
                <text:p>0.3011</text:p>
              </table:table-cell>
              <table:table-cell office:value-type="float" office:value="0.3306">
                <text:p>0.3306</text:p>
              </table:table-cell>
              <table:table-cell office:value-type="float" office:value="0.3341">
                <text:p>0.3341</text:p>
              </table:table-cell>
              <table:table-cell office:value-type="float" office:value="0.3555">
                <text:p>0.3555</text:p>
              </table:table-cell>
              <table:table-cell office:value-type="float" office:value="0.3608">
                <text:p>0.3608</text:p>
              </table:table-cell>
              <table:table-cell office:value-type="float" office:value="0.3738">
                <text:p>0.3738</text:p>
              </table:table-cell>
              <table:table-cell office:value-type="float" office:value="0.3903">
                <text:p>0.3903</text:p>
              </table:table-cell>
              <table:table-cell office:value-type="float" office:value="0.3927">
                <text:p>0.3927</text:p>
              </table:table-cell>
              <table:table-cell office:value-type="float" office:value="0.3983">
                <text:p>0.3983</text:p>
              </table:table-cell>
              <table:table-cell office:value-type="float" office:value="0.4164">
                <text:p>0.4164</text:p>
              </table:table-cell>
              <table:table-cell office:value-type="float" office:value="0.4184">
                <text:p>0.4184</text:p>
              </table:table-cell>
            </table:table-row>
            <table:table-row>
              <table:table-cell office:value-type="string">
                <text:p>validation precision</text:p>
                <draw:g>
                  <svg:desc>Tabelle1.A5:Tabelle1.A5</svg:desc>
                </draw:g>
              </table:table-cell>
              <table:table-cell office:value-type="float" office:value="0.2562">
                <text:p>0.2562</text:p>
                <draw:g>
                  <svg:desc>Tabelle1.B5:Tabelle1.M5</svg:desc>
                </draw:g>
              </table:table-cell>
              <table:table-cell office:value-type="float" office:value="0.3331">
                <text:p>0.3331</text:p>
              </table:table-cell>
              <table:table-cell office:value-type="float" office:value="0.3006">
                <text:p>0.3006</text:p>
              </table:table-cell>
              <table:table-cell office:value-type="float" office:value="0.3456">
                <text:p>0.3456</text:p>
              </table:table-cell>
              <table:table-cell office:value-type="float" office:value="0.3769">
                <text:p>0.3769</text:p>
              </table:table-cell>
              <table:table-cell office:value-type="float" office:value="0.39">
                <text:p>0.39</text:p>
              </table:table-cell>
              <table:table-cell office:value-type="float" office:value="0.2969">
                <text:p>0.2969</text:p>
              </table:table-cell>
              <table:table-cell office:value-type="float" office:value="0.3544">
                <text:p>0.3544</text:p>
              </table:table-cell>
              <table:table-cell office:value-type="float" office:value="0.3606">
                <text:p>0.3606</text:p>
              </table:table-cell>
              <table:table-cell office:value-type="float" office:value="0.3844">
                <text:p>0.3844</text:p>
              </table:table-cell>
              <table:table-cell office:value-type="float" office:value="0.3381">
                <text:p>0.3381</text:p>
              </table:table-cell>
              <table:table-cell office:value-type="float" office:value="0.3262">
                <text:p>0.3262</text:p>
              </table:table-cell>
            </table:table-row>
            <table:table-row>
              <table:table-cell office:value-type="string">
                <text:p>leraning rate</text:p>
                <draw:g>
                  <svg:desc>Tabelle1.A6:Tabelle1.A6</svg:desc>
                </draw:g>
              </table:table-cell>
              <table:table-cell office:value-type="float" office:value="0.01">
                <text:p>0.01</text:p>
                <draw:g>
                  <svg:desc>Tabelle1.B6:Tabelle1.M6</svg:desc>
                </draw:g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">
      <style:chart-properties chart:display-label="true" chart:logarithmic="false" chart:minimum="0.2" chart:maximum="0.65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11">
      <style:chart-properties chart:symbol-type="named-symbol" chart:symbol-name="square" chart:symbol-width="0.25cm" chart:symbol-height="0.25cm" chart:link-data-style-to-source="true"/>
      <style:graphic-properties svg:stroke-width="0.08cm" svg:stroke-color="#009933" draw:fill-color="#009933"/>
      <style:text-properties fo:font-size="10pt" style:font-size-asian="10pt" style:font-size-complex="10pt"/>
    </style:style>
    <style:style style:name="ch11" style:family="chart" style:data-style-name="N11">
      <style:chart-properties chart:symbol-type="named-symbol" chart:symbol-name="diamond" chart:symbol-width="0.25cm" chart:symbol-height="0.25cm" chart:link-data-style-to-source="true"/>
      <style:graphic-properties svg:stroke-width="0.08cm" svg:stroke-color="#ff3300" draw:fill-color="#ff330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9933ff" draw:fill-color="#9933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3cm" svg:height="9.802cm" xlink:href=".." xlink:type="simple" chart:class="chart:line" chart:style-name="ch1">
        <chart:legend chart:legend-position="bottom" svg:x="2.59cm" svg:y="9.019cm" style:legend-expansion="wide" chart:style-name="ch2"/>
        <chart:plot-area chart:style-name="ch3" table:cell-range-address="Tabelle1.A9:Tabelle1.M12" chart:data-source-has-labels="both" svg:x="1.33cm" svg:y="0.196cm" svg:width="13.464cm" svg:height="7.646cm">
          <chartooo:coordinate-region svg:x="2.745cm" svg:y="0.396cm" svg:width="10.95cm" svg:height="6.8cm"/>
          <chart:axis chart:dimension="x" chart:name="primary-x" chart:style-name="ch4" chartooo:axis-type="auto">
            <chartooo:date-scale/>
            <chart:title svg:x="7.555cm" svg:y="8.038cm" chart:style-name="ch5">
              <text:p>epoch</text:p>
            </chart:title>
            <chart:categories table:cell-range-address="Tabelle1.B9:Tabelle1.M9"/>
          </chart:axis>
          <chart:axis chart:dimension="y" chart:name="primary-y" chart:style-name="ch6">
            <chart:title svg:x="0.451cm" svg:y="4.738cm" chart:style-name="ch7">
              <text:p>precision</text:p>
            </chart:title>
            <chart:grid chart:style-name="ch8" chart:class="major"/>
          </chart:axis>
          <chart:axis chart:dimension="y" chart:name="secondary-y" chart:style-name="ch9">
            <chart:title svg:x="15.113cm" svg:y="4.989cm" chart:style-name="ch7">
              <text:p>learning rate</text:p>
            </chart:title>
          </chart:axis>
          <chart:series chart:attached-axis="primary-y" chart:style-name="ch10" chart:values-cell-range-address="Tabelle1.B10:Tabelle1.M10" chart:label-cell-address="Tabelle1.A10:Tabelle1.A10" chart:class="chart:line">
            <chart:data-point chart:repeated="12"/>
          </chart:series>
          <chart:series chart:attached-axis="primary-y" chart:style-name="ch11" chart:values-cell-range-address="Tabelle1.B11:Tabelle1.M11" chart:label-cell-address="Tabelle1.A11:Tabelle1.A11" chart:class="chart:line">
            <chart:data-point chart:repeated="12"/>
          </chart:series>
          <chart:series chart:attached-axis="secondary-y" chart:style-name="ch12" chart:values-cell-range-address="Tabelle1.B12:Tabelle1.M12" chart:label-cell-address="Tabelle1.A12:Tabelle1.A12" chart:class="chart:line">
            <chart:data-point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Tabelle1.B9:Tabelle1.M9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</table:table-row>
          </table:table-header-rows>
          <table:table-rows>
            <table:table-row>
              <table:table-cell office:value-type="string">
                <text:p>training precision</text:p>
                <draw:g>
                  <svg:desc>Tabelle1.A10:Tabelle1.A10</svg:desc>
                </draw:g>
              </table:table-cell>
              <table:table-cell office:value-type="float" office:value="0.247">
                <text:p>0.247</text:p>
                <draw:g>
                  <svg:desc>Tabelle1.B10:Tabelle1.M10</svg:desc>
                </draw:g>
              </table:table-cell>
              <table:table-cell office:value-type="float" office:value="0.302">
                <text:p>0.302</text:p>
              </table:table-cell>
              <table:table-cell office:value-type="float" office:value="0.3255">
                <text:p>0.3255</text:p>
              </table:table-cell>
              <table:table-cell office:value-type="float" office:value="0.3669">
                <text:p>0.3669</text:p>
              </table:table-cell>
              <table:table-cell office:value-type="float" office:value="0.385">
                <text:p>0.385</text:p>
              </table:table-cell>
              <table:table-cell office:value-type="float" office:value="0.3911">
                <text:p>0.3911</text:p>
              </table:table-cell>
              <table:table-cell office:value-type="float" office:value="0.4031">
                <text:p>0.4031</text:p>
              </table:table-cell>
              <table:table-cell office:value-type="float" office:value="0.4269">
                <text:p>0.4269</text:p>
              </table:table-cell>
              <table:table-cell office:value-type="float" office:value="0.4278">
                <text:p>0.4278</text:p>
              </table:table-cell>
              <table:table-cell office:value-type="float" office:value="0.4359">
                <text:p>0.4359</text:p>
              </table:table-cell>
              <table:table-cell office:value-type="float" office:value="0.4372">
                <text:p>0.4372</text:p>
              </table:table-cell>
              <table:table-cell office:value-type="float" office:value="0.4428">
                <text:p>0.4428</text:p>
              </table:table-cell>
            </table:table-row>
            <table:table-row>
              <table:table-cell office:value-type="string">
                <text:p>validation precision</text:p>
                <draw:g>
                  <svg:desc>Tabelle1.A11:Tabelle1.A11</svg:desc>
                </draw:g>
              </table:table-cell>
              <table:table-cell office:value-type="float" office:value="0.2969">
                <text:p>0.2969</text:p>
                <draw:g>
                  <svg:desc>Tabelle1.B11:Tabelle1.M11</svg:desc>
                </draw:g>
              </table:table-cell>
              <table:table-cell office:value-type="float" office:value="0.3294">
                <text:p>0.3294</text:p>
              </table:table-cell>
              <table:table-cell office:value-type="float" office:value="0.3456">
                <text:p>0.3456</text:p>
              </table:table-cell>
              <table:table-cell office:value-type="float" office:value="0.375">
                <text:p>0.375</text:p>
              </table:table-cell>
              <table:table-cell office:value-type="float" office:value="0.3744">
                <text:p>0.3744</text:p>
              </table:table-cell>
              <table:table-cell office:value-type="float" office:value="0.3812">
                <text:p>0.3812</text:p>
              </table:table-cell>
              <table:table-cell office:value-type="float" office:value="0.3894">
                <text:p>0.3894</text:p>
              </table:table-cell>
              <table:table-cell office:value-type="float" office:value="0.4012">
                <text:p>0.4012</text:p>
              </table:table-cell>
              <table:table-cell office:value-type="float" office:value="0.3812">
                <text:p>0.3812</text:p>
              </table:table-cell>
              <table:table-cell office:value-type="float" office:value="0.3912">
                <text:p>0.3912</text:p>
              </table:table-cell>
              <table:table-cell office:value-type="float" office:value="0.3994">
                <text:p>0.3994</text:p>
              </table:table-cell>
              <table:table-cell office:value-type="float" office:value="0.3869">
                <text:p>0.3869</text:p>
              </table:table-cell>
            </table:table-row>
            <table:table-row>
              <table:table-cell office:value-type="string">
                <text:p>leraning rate</text:p>
                <draw:g>
                  <svg:desc>Tabelle1.A12:Tabelle1.A12</svg:desc>
                </draw:g>
              </table:table-cell>
              <table:table-cell office:value-type="float" office:value="0.01">
                <text:p>0.01</text:p>
                <draw:g>
                  <svg:desc>Tabelle1.B12:Tabelle1.M12</svg:desc>
                </draw:g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.002">
                <text:p>0.002</text:p>
              </table:table-cell>
              <table:table-cell office:value-type="float" office:value="0.002">
                <text:p>0.002</text:p>
              </table:table-cell>
              <table:table-cell office:value-type="float" office:value="0.002">
                <text:p>0.002</text:p>
              </table:table-cell>
              <table:table-cell office:value-type="float" office:value="0.0004">
                <text:p>0.0004</text:p>
              </table:table-cell>
              <table:table-cell office:value-type="float" office:value="0.0004">
                <text:p>0.0004</text:p>
              </table:table-cell>
              <table:table-cell office:value-type="float" office:value="0.0004">
                <text:p>0.0004</text:p>
              </table:table-cell>
              <table:table-cell office:value-type="float" office:value="0.00008">
                <text:p>0.00008</text:p>
              </table:table-cell>
              <table:table-cell office:value-type="float" office:value="0.00008">
                <text:p>0.00008</text:p>
              </table:table-cell>
              <table:table-cell office:value-type="float" office:value="0.00008">
                <text:p>0.0000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">
      <style:chart-properties chart:display-label="true" chart:logarithmic="false" chart:minimum="0.2" chart:maximum="0.65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11">
      <style:chart-properties chart:symbol-type="named-symbol" chart:symbol-name="square" chart:symbol-width="0.25cm" chart:symbol-height="0.25cm" chart:link-data-style-to-source="true"/>
      <style:graphic-properties svg:stroke-width="0.08cm" svg:stroke-color="#009933" draw:fill-color="#009933"/>
      <style:text-properties fo:font-size="10pt" style:font-size-asian="10pt" style:font-size-complex="10pt"/>
    </style:style>
    <style:style style:name="ch11" style:family="chart" style:data-style-name="N11">
      <style:chart-properties chart:symbol-type="named-symbol" chart:symbol-name="diamond" chart:symbol-width="0.25cm" chart:symbol-height="0.25cm" chart:link-data-style-to-source="true"/>
      <style:graphic-properties svg:stroke-width="0.08cm" svg:stroke-color="#ff3300" draw:fill-color="#ff330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9933ff" draw:fill-color="#9933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3cm" svg:height="9.776cm" xlink:href=".." xlink:type="simple" chart:class="chart:line" chart:style-name="ch1">
        <chart:legend chart:legend-position="bottom" svg:x="2.59cm" svg:y="8.993cm" style:legend-expansion="wide" chart:style-name="ch2"/>
        <chart:plot-area chart:style-name="ch3" table:cell-range-address="Tabelle1.A15:Tabelle1.M18" chart:data-source-has-labels="both" svg:x="1.33cm" svg:y="0.195cm" svg:width="13.464cm" svg:height="7.622cm">
          <chartooo:coordinate-region svg:x="2.745cm" svg:y="0.395cm" svg:width="10.95cm" svg:height="6.775cm"/>
          <chart:axis chart:dimension="x" chart:name="primary-x" chart:style-name="ch4" chartooo:axis-type="auto">
            <chartooo:date-scale/>
            <chart:title svg:x="7.555cm" svg:y="8.012cm" chart:style-name="ch5">
              <text:p>epoch</text:p>
            </chart:title>
            <chart:categories table:cell-range-address="Tabelle1.B15:Tabelle1.M15"/>
          </chart:axis>
          <chart:axis chart:dimension="y" chart:name="primary-y" chart:style-name="ch6">
            <chart:title svg:x="0.451cm" svg:y="4.725cm" chart:style-name="ch7">
              <text:p>precision</text:p>
            </chart:title>
            <chart:grid chart:style-name="ch8" chart:class="major"/>
          </chart:axis>
          <chart:axis chart:dimension="y" chart:name="secondary-y" chart:style-name="ch9">
            <chart:title svg:x="15.113cm" svg:y="4.976cm" chart:style-name="ch7">
              <text:p>learning rate</text:p>
            </chart:title>
          </chart:axis>
          <chart:series chart:attached-axis="primary-y" chart:style-name="ch10" chart:values-cell-range-address="Tabelle1.B16:Tabelle1.M16" chart:label-cell-address="Tabelle1.A16:Tabelle1.A16" chart:class="chart:line">
            <chart:data-point chart:repeated="12"/>
          </chart:series>
          <chart:series chart:attached-axis="primary-y" chart:style-name="ch11" chart:values-cell-range-address="Tabelle1.B17:Tabelle1.M17" chart:label-cell-address="Tabelle1.A17:Tabelle1.A17" chart:class="chart:line">
            <chart:data-point chart:repeated="12"/>
          </chart:series>
          <chart:series chart:attached-axis="secondary-y" chart:style-name="ch12" chart:values-cell-range-address="Tabelle1.B18:Tabelle1.M18" chart:label-cell-address="Tabelle1.A18:Tabelle1.A18" chart:class="chart:line">
            <chart:data-point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Tabelle1.B15:Tabelle1.M15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</table:table-row>
          </table:table-header-rows>
          <table:table-rows>
            <table:table-row>
              <table:table-cell office:value-type="string">
                <text:p>training precision</text:p>
                <draw:g>
                  <svg:desc>Tabelle1.A16:Tabelle1.A16</svg:desc>
                </draw:g>
              </table:table-cell>
              <table:table-cell office:value-type="float" office:value="0.2411">
                <text:p>0.2411</text:p>
                <draw:g>
                  <svg:desc>Tabelle1.B16:Tabelle1.M16</svg:desc>
                </draw:g>
              </table:table-cell>
              <table:table-cell office:value-type="float" office:value="0.2994">
                <text:p>0.2994</text:p>
              </table:table-cell>
              <table:table-cell office:value-type="float" office:value="0.3298">
                <text:p>0.3298</text:p>
              </table:table-cell>
              <table:table-cell office:value-type="float" office:value="0.345">
                <text:p>0.345</text:p>
              </table:table-cell>
              <table:table-cell office:value-type="float" office:value="0.3636">
                <text:p>0.3636</text:p>
              </table:table-cell>
              <table:table-cell office:value-type="float" office:value="0.3714">
                <text:p>0.3714</text:p>
              </table:table-cell>
              <table:table-cell office:value-type="float" office:value="0.388">
                <text:p>0.388</text:p>
              </table:table-cell>
              <table:table-cell office:value-type="float" office:value="0.4198">
                <text:p>0.4198</text:p>
              </table:table-cell>
              <table:table-cell office:value-type="float" office:value="0.459">
                <text:p>0.459</text:p>
              </table:table-cell>
              <table:table-cell office:value-type="float" office:value="0.4734">
                <text:p>0.4734</text:p>
              </table:table-cell>
              <table:table-cell office:value-type="float" office:value="0.5">
                <text:p>0.5</text:p>
              </table:table-cell>
              <table:table-cell office:value-type="float" office:value="0.5266">
                <text:p>0.5266</text:p>
              </table:table-cell>
            </table:table-row>
            <table:table-row>
              <table:table-cell office:value-type="string">
                <text:p>validation precision</text:p>
                <draw:g>
                  <svg:desc>Tabelle1.A17:Tabelle1.A17</svg:desc>
                </draw:g>
              </table:table-cell>
              <table:table-cell office:value-type="float" office:value="0.2831">
                <text:p>0.2831</text:p>
                <draw:g>
                  <svg:desc>Tabelle1.B17:Tabelle1.M17</svg:desc>
                </draw:g>
              </table:table-cell>
              <table:table-cell office:value-type="float" office:value="0.2406">
                <text:p>0.2406</text:p>
              </table:table-cell>
              <table:table-cell office:value-type="float" office:value="0.3519">
                <text:p>0.3519</text:p>
              </table:table-cell>
              <table:table-cell office:value-type="float" office:value="0.3606">
                <text:p>0.3606</text:p>
              </table:table-cell>
              <table:table-cell office:value-type="float" office:value="0.3612">
                <text:p>0.3612</text:p>
              </table:table-cell>
              <table:table-cell office:value-type="float" office:value="0.3688">
                <text:p>0.3688</text:p>
              </table:table-cell>
              <table:table-cell office:value-type="float" office:value="0.3444">
                <text:p>0.3444</text:p>
              </table:table-cell>
              <table:table-cell office:value-type="float" office:value="0.3938">
                <text:p>0.3938</text:p>
              </table:table-cell>
              <table:table-cell office:value-type="float" office:value="0.3662">
                <text:p>0.3662</text:p>
              </table:table-cell>
              <table:table-cell office:value-type="float" office:value="0.39">
                <text:p>0.39</text:p>
              </table:table-cell>
              <table:table-cell office:value-type="float" office:value="0.3969">
                <text:p>0.3969</text:p>
              </table:table-cell>
              <table:table-cell office:value-type="float" office:value="0.3944">
                <text:p>0.3944</text:p>
              </table:table-cell>
            </table:table-row>
            <table:table-row>
              <table:table-cell office:value-type="string">
                <text:p>leraning rate</text:p>
                <draw:g>
                  <svg:desc>Tabelle1.A18:Tabelle1.A18</svg:desc>
                </draw:g>
              </table:table-cell>
              <table:table-cell office:value-type="float" office:value="0.01">
                <text:p>0.01</text:p>
                <draw:g>
                  <svg:desc>Tabelle1.B18:Tabelle1.M18</svg:desc>
                </draw:g>
              </table:table-cell>
              <table:table-cell office:value-type="float" office:value="0.01">
                <text:p>0.01</text:p>
              </table:table-cell>
              <table:table-cell office:value-type="float" office:value="0.005">
                <text:p>0.005</text:p>
              </table:table-cell>
              <table:table-cell office:value-type="float" office:value="0.005">
                <text:p>0.005</text:p>
              </table:table-cell>
              <table:table-cell office:value-type="float" office:value="0.005">
                <text:p>0.005</text:p>
              </table:table-cell>
              <table:table-cell office:value-type="float" office:value="0.005">
                <text:p>0.005</text:p>
              </table:table-cell>
              <table:table-cell office:value-type="float" office:value="0.005">
                <text:p>0.005</text:p>
              </table:table-cell>
              <table:table-cell office:value-type="float" office:value="0.0025">
                <text:p>0.0025</text:p>
              </table:table-cell>
              <table:table-cell office:value-type="float" office:value="0.0025">
                <text:p>0.0025</text:p>
              </table:table-cell>
              <table:table-cell office:value-type="float" office:value="0.00125">
                <text:p>0.00125</text:p>
              </table:table-cell>
              <table:table-cell office:value-type="float" office:value="0.00125">
                <text:p>0.00125</text:p>
              </table:table-cell>
              <table:table-cell office:value-type="float" office:value="0.000625">
                <text:p>0.00062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">
      <style:chart-properties chart:display-label="true" chart:logarithmic="false" chart:minimum="0.2" chart:maximum="0.65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11">
      <style:chart-properties chart:symbol-type="named-symbol" chart:symbol-name="square" chart:symbol-width="0.25cm" chart:symbol-height="0.25cm" chart:link-data-style-to-source="true"/>
      <style:graphic-properties svg:stroke-width="0.08cm" svg:stroke-color="#009933" draw:fill-color="#009933"/>
      <style:text-properties fo:font-size="10pt" style:font-size-asian="10pt" style:font-size-complex="10pt"/>
    </style:style>
    <style:style style:name="ch11" style:family="chart" style:data-style-name="N11">
      <style:chart-properties chart:symbol-type="named-symbol" chart:symbol-name="diamond" chart:symbol-width="0.25cm" chart:symbol-height="0.25cm" chart:link-data-style-to-source="true"/>
      <style:graphic-properties svg:stroke-width="0.08cm" svg:stroke-color="#ff3300" draw:fill-color="#ff330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9933ff" draw:fill-color="#9933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3cm" svg:height="9.83cm" xlink:href=".." xlink:type="simple" chart:class="chart:line" chart:style-name="ch1">
        <chart:legend chart:legend-position="bottom" svg:x="2.59cm" svg:y="9.047cm" style:legend-expansion="wide" chart:style-name="ch2"/>
        <chart:plot-area chart:style-name="ch3" table:cell-range-address="Tabelle1.A21:Tabelle1.M24" chart:data-source-has-labels="both" svg:x="1.33cm" svg:y="0.196cm" svg:width="13.464cm" svg:height="7.674cm">
          <chartooo:coordinate-region svg:x="2.745cm" svg:y="0.396cm" svg:width="10.95cm" svg:height="6.827cm"/>
          <chart:axis chart:dimension="x" chart:name="primary-x" chart:style-name="ch4" chartooo:axis-type="auto">
            <chartooo:date-scale/>
            <chart:title svg:x="7.555cm" svg:y="8.066cm" chart:style-name="ch5">
              <text:p>epoch</text:p>
            </chart:title>
            <chart:categories table:cell-range-address="Tabelle1.B21:Tabelle1.M21"/>
          </chart:axis>
          <chart:axis chart:dimension="y" chart:name="primary-y" chart:style-name="ch6">
            <chart:title svg:x="0.451cm" svg:y="4.752cm" chart:style-name="ch7">
              <text:p>precision</text:p>
            </chart:title>
            <chart:grid chart:style-name="ch8" chart:class="major"/>
          </chart:axis>
          <chart:axis chart:dimension="y" chart:name="secondary-y" chart:style-name="ch9">
            <chart:title svg:x="15.113cm" svg:y="5.003cm" chart:style-name="ch7">
              <text:p>learning rate</text:p>
            </chart:title>
          </chart:axis>
          <chart:series chart:attached-axis="primary-y" chart:style-name="ch10" chart:values-cell-range-address="Tabelle1.B22:Tabelle1.M22" chart:label-cell-address="Tabelle1.A22:Tabelle1.A22" chart:class="chart:line">
            <chart:data-point chart:repeated="12"/>
          </chart:series>
          <chart:series chart:attached-axis="primary-y" chart:style-name="ch11" chart:values-cell-range-address="Tabelle1.B23:Tabelle1.M23" chart:label-cell-address="Tabelle1.A23:Tabelle1.A23" chart:class="chart:line">
            <chart:data-point chart:repeated="12"/>
          </chart:series>
          <chart:series chart:attached-axis="secondary-y" chart:style-name="ch12" chart:values-cell-range-address="Tabelle1.B24:Tabelle1.M24" chart:label-cell-address="Tabelle1.A24:Tabelle1.A24" chart:class="chart:line">
            <chart:data-point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Tabelle1.B21:Tabelle1.M21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</table:table-row>
          </table:table-header-rows>
          <table:table-rows>
            <table:table-row>
              <table:table-cell office:value-type="string">
                <text:p>training precision</text:p>
                <draw:g>
                  <svg:desc>Tabelle1.A22:Tabelle1.A22</svg:desc>
                </draw:g>
              </table:table-cell>
              <table:table-cell office:value-type="float" office:value="0.2486">
                <text:p>0.2486</text:p>
                <draw:g>
                  <svg:desc>Tabelle1.B22:Tabelle1.M22</svg:desc>
                </draw:g>
              </table:table-cell>
              <table:table-cell office:value-type="float" office:value="0.305">
                <text:p>0.305</text:p>
              </table:table-cell>
              <table:table-cell office:value-type="float" office:value="0.33">
                <text:p>0.33</text:p>
              </table:table-cell>
              <table:table-cell office:value-type="float" office:value="0.3527">
                <text:p>0.3527</text:p>
              </table:table-cell>
              <table:table-cell office:value-type="float" office:value="0.3634">
                <text:p>0.3634</text:p>
              </table:table-cell>
              <table:table-cell office:value-type="float" office:value="0.3827">
                <text:p>0.3827</text:p>
              </table:table-cell>
              <table:table-cell office:value-type="float" office:value="0.3953">
                <text:p>0.3953</text:p>
              </table:table-cell>
              <table:table-cell office:value-type="float" office:value="0.408">
                <text:p>0.408</text:p>
              </table:table-cell>
              <table:table-cell office:value-type="float" office:value="0.43">
                <text:p>0.43</text:p>
              </table:table-cell>
              <table:table-cell office:value-type="float" office:value="0.4377">
                <text:p>0.4377</text:p>
              </table:table-cell>
              <table:table-cell office:value-type="float" office:value="0.4498">
                <text:p>0.4498</text:p>
              </table:table-cell>
              <table:table-cell office:value-type="float" office:value="0.4664">
                <text:p>0.4664</text:p>
              </table:table-cell>
            </table:table-row>
            <table:table-row>
              <table:table-cell office:value-type="string">
                <text:p>validation precision</text:p>
                <draw:g>
                  <svg:desc>Tabelle1.A23:Tabelle1.A23</svg:desc>
                </draw:g>
              </table:table-cell>
              <table:table-cell office:value-type="float" office:value="0.3244">
                <text:p>0.3244</text:p>
                <draw:g>
                  <svg:desc>Tabelle1.B23:Tabelle1.M23</svg:desc>
                </draw:g>
              </table:table-cell>
              <table:table-cell office:value-type="float" office:value="0.3131">
                <text:p>0.3131</text:p>
              </table:table-cell>
              <table:table-cell office:value-type="float" office:value="0.3381">
                <text:p>0.3381</text:p>
              </table:table-cell>
              <table:table-cell office:value-type="float" office:value="0.3662">
                <text:p>0.3662</text:p>
              </table:table-cell>
              <table:table-cell office:value-type="float" office:value="0.3756">
                <text:p>0.3756</text:p>
              </table:table-cell>
              <table:table-cell office:value-type="float" office:value="0.3506">
                <text:p>0.3506</text:p>
              </table:table-cell>
              <table:table-cell office:value-type="float" office:value="0.3894">
                <text:p>0.3894</text:p>
              </table:table-cell>
              <table:table-cell office:value-type="float" office:value="0.4044">
                <text:p>0.4044</text:p>
              </table:table-cell>
              <table:table-cell office:value-type="float" office:value="0.3888">
                <text:p>0.3888</text:p>
              </table:table-cell>
              <table:table-cell office:value-type="float" office:value="0.41">
                <text:p>0.41</text:p>
              </table:table-cell>
              <table:table-cell office:value-type="float" office:value="0.415">
                <text:p>0.415</text:p>
              </table:table-cell>
              <table:table-cell office:value-type="float" office:value="0.4019">
                <text:p>0.4019</text:p>
              </table:table-cell>
            </table:table-row>
            <table:table-row>
              <table:table-cell office:value-type="string">
                <text:p>leraning rate</text:p>
                <draw:g>
                  <svg:desc>Tabelle1.A24:Tabelle1.A24</svg:desc>
                </draw:g>
              </table:table-cell>
              <table:table-cell office:value-type="float" office:value="0.01">
                <text:p>0.01</text:p>
                <draw:g>
                  <svg:desc>Tabelle1.B24:Tabelle1.M24</svg:desc>
                </draw:g>
              </table:table-cell>
              <table:table-cell office:value-type="float" office:value="0.01">
                <text:p>0.01</text:p>
              </table:table-cell>
              <table:table-cell office:value-type="float" office:value="0.005">
                <text:p>0.005</text:p>
              </table:table-cell>
              <table:table-cell office:value-type="float" office:value="0.005">
                <text:p>0.005</text:p>
              </table:table-cell>
              <table:table-cell office:value-type="float" office:value="0.005">
                <text:p>0.005</text:p>
              </table:table-cell>
              <table:table-cell office:value-type="float" office:value="0.005">
                <text:p>0.005</text:p>
              </table:table-cell>
              <table:table-cell office:value-type="float" office:value="0.0025">
                <text:p>0.0025</text:p>
              </table:table-cell>
              <table:table-cell office:value-type="float" office:value="0.0025">
                <text:p>0.0025</text:p>
              </table:table-cell>
              <table:table-cell office:value-type="float" office:value="0.0025">
                <text:p>0.0025</text:p>
              </table:table-cell>
              <table:table-cell office:value-type="float" office:value="0.00125">
                <text:p>0.00125</text:p>
              </table:table-cell>
              <table:table-cell office:value-type="float" office:value="0.00125">
                <text:p>0.00125</text:p>
              </table:table-cell>
              <table:table-cell office:value-type="float" office:value="0.00125">
                <text:p>0.0012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">
      <style:chart-properties chart:display-label="true" chart:logarithmic="false" chart:minimum="0.2" chart:maximum="0.65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61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11">
      <style:chart-properties chart:symbol-type="named-symbol" chart:symbol-name="square" chart:symbol-width="0.25cm" chart:symbol-height="0.25cm" chart:link-data-style-to-source="true"/>
      <style:graphic-properties svg:stroke-width="0.08cm" svg:stroke-color="#009933" draw:fill-color="#009933"/>
      <style:text-properties fo:font-size="10pt" style:font-size-asian="10pt" style:font-size-complex="10pt"/>
    </style:style>
    <style:style style:name="ch11" style:family="chart" style:data-style-name="N11">
      <style:chart-properties chart:symbol-type="named-symbol" chart:symbol-name="diamond" chart:symbol-width="0.25cm" chart:symbol-height="0.25cm" chart:link-data-style-to-source="true"/>
      <style:graphic-properties svg:stroke-width="0.08cm" svg:stroke-color="#ff3300" draw:fill-color="#ff330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9933ff" draw:fill-color="#9933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3cm" svg:height="9.856cm" xlink:href=".." xlink:type="simple" chart:class="chart:line" chart:style-name="ch1">
        <chart:legend chart:legend-position="bottom" svg:x="2.59cm" svg:y="9.073cm" style:legend-expansion="wide" chart:style-name="ch2"/>
        <chart:plot-area chart:style-name="ch3" table:cell-range-address="Tabelle1.A27:Tabelle1.L30" chart:data-source-has-labels="both" svg:x="1.33cm" svg:y="0.197cm" svg:width="13.464cm" svg:height="7.698cm">
          <chartooo:coordinate-region svg:x="2.745cm" svg:y="0.397cm" svg:width="10.315cm" svg:height="6.851cm"/>
          <chart:axis chart:dimension="x" chart:name="primary-x" chart:style-name="ch4" chartooo:axis-type="auto">
            <chartooo:date-scale/>
            <chart:title svg:x="7.555cm" svg:y="8.092cm" chart:style-name="ch5">
              <text:p>epoch</text:p>
            </chart:title>
            <chart:categories table:cell-range-address="Tabelle1.B27:Tabelle1.L27"/>
          </chart:axis>
          <chart:axis chart:dimension="y" chart:name="primary-y" chart:style-name="ch6">
            <chart:title svg:x="0.451cm" svg:y="4.765cm" chart:style-name="ch7">
              <text:p>precision</text:p>
            </chart:title>
            <chart:grid chart:style-name="ch8" chart:class="major"/>
          </chart:axis>
          <chart:axis chart:dimension="y" chart:name="secondary-y" chart:style-name="ch9">
            <chart:title svg:x="15.113cm" svg:y="5.016cm" chart:style-name="ch7">
              <text:p>learning rate</text:p>
            </chart:title>
          </chart:axis>
          <chart:series chart:attached-axis="primary-y" chart:style-name="ch10" chart:values-cell-range-address="Tabelle1.B28:Tabelle1.L28" chart:label-cell-address="Tabelle1.A28:Tabelle1.A28" chart:class="chart:line">
            <chart:data-point chart:repeated="11"/>
          </chart:series>
          <chart:series chart:attached-axis="primary-y" chart:style-name="ch11" chart:values-cell-range-address="Tabelle1.B29:Tabelle1.L29" chart:label-cell-address="Tabelle1.A29:Tabelle1.A29" chart:class="chart:line">
            <chart:data-point chart:repeated="11"/>
          </chart:series>
          <chart:series chart:attached-axis="secondary-y" chart:style-name="ch12" chart:values-cell-range-address="Tabelle1.B30:Tabelle1.L30" chart:label-cell-address="Tabelle1.A30:Tabelle1.A30" chart:class="chart:line">
            <chart:data-point chart:repeated="1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Tabelle1.B27:Tabelle1.L27</svg:desc>
                </draw:g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25">
                <text:p>25</text:p>
              </table:table-cell>
              <table:table-cell office:value-type="float" office:value="30">
                <text:p>30</text:p>
              </table:table-cell>
              <table:table-cell office:value-type="float" office:value="35">
                <text:p>35</text:p>
              </table:table-cell>
              <table:table-cell office:value-type="float" office:value="40">
                <text:p>40</text:p>
              </table:table-cell>
              <table:table-cell office:value-type="float" office:value="45">
                <text:p>45</text:p>
              </table:table-cell>
              <table:table-cell office:value-type="float" office:value="50">
                <text:p>50</text:p>
              </table:table-cell>
            </table:table-row>
          </table:table-header-rows>
          <table:table-rows>
            <table:table-row>
              <table:table-cell office:value-type="string">
                <text:p>training precision</text:p>
                <draw:g>
                  <svg:desc>Tabelle1.A28:Tabelle1.A28</svg:desc>
                </draw:g>
              </table:table-cell>
              <table:table-cell office:value-type="float" office:value="0.267">
                <text:p>0.267</text:p>
                <draw:g>
                  <svg:desc>Tabelle1.B28:Tabelle1.L28</svg:desc>
                </draw:g>
              </table:table-cell>
              <table:table-cell office:value-type="float" office:value="0.3623">
                <text:p>0.3623</text:p>
              </table:table-cell>
              <table:table-cell office:value-type="float" office:value="0.4161">
                <text:p>0.4161</text:p>
              </table:table-cell>
              <table:table-cell office:value-type="float" office:value="0.4353">
                <text:p>0.4353</text:p>
              </table:table-cell>
              <table:table-cell office:value-type="float" office:value="0.4247">
                <text:p>0.4247</text:p>
              </table:table-cell>
              <table:table-cell office:value-type="float" office:value="0.4389">
                <text:p>0.4389</text:p>
              </table:table-cell>
              <table:table-cell office:value-type="float" office:value="0.4375">
                <text:p>0.4375</text:p>
              </table:table-cell>
              <table:table-cell office:value-type="float" office:value="0.4309">
                <text:p>0.4309</text:p>
              </table:table-cell>
              <table:table-cell office:value-type="float" office:value="0.4331">
                <text:p>0.4331</text:p>
              </table:table-cell>
              <table:table-cell office:value-type="float" office:value="0.4339">
                <text:p>0.4339</text:p>
              </table:table-cell>
              <table:table-cell office:value-type="float" office:value="0.4412">
                <text:p>0.4412</text:p>
              </table:table-cell>
            </table:table-row>
            <table:table-row>
              <table:table-cell office:value-type="string">
                <text:p>validation precision</text:p>
                <draw:g>
                  <svg:desc>Tabelle1.A29:Tabelle1.A29</svg:desc>
                </draw:g>
              </table:table-cell>
              <table:table-cell office:value-type="float" office:value="0.3419">
                <text:p>0.3419</text:p>
                <draw:g>
                  <svg:desc>Tabelle1.B29:Tabelle1.L29</svg:desc>
                </draw:g>
              </table:table-cell>
              <table:table-cell office:value-type="float" office:value="0.3644">
                <text:p>0.3644</text:p>
              </table:table-cell>
              <table:table-cell office:value-type="float" office:value="0.44">
                <text:p>0.44</text:p>
              </table:table-cell>
              <table:table-cell office:value-type="float" office:value="0.4538">
                <text:p>0.4538</text:p>
              </table:table-cell>
              <table:table-cell office:value-type="float" office:value="0.4456">
                <text:p>0.4456</text:p>
              </table:table-cell>
              <table:table-cell office:value-type="float" office:value="0.46">
                <text:p>0.46</text:p>
              </table:table-cell>
              <table:table-cell office:value-type="float" office:value="0.4588">
                <text:p>0.4588</text:p>
              </table:table-cell>
              <table:table-cell office:value-type="float" office:value="0.4488">
                <text:p>0.4488</text:p>
              </table:table-cell>
              <table:table-cell office:value-type="float" office:value="0.4456">
                <text:p>0.4456</text:p>
              </table:table-cell>
              <table:table-cell office:value-type="float" office:value="0.4475">
                <text:p>0.4475</text:p>
              </table:table-cell>
              <table:table-cell office:value-type="float" office:value="0.4456">
                <text:p>0.4456</text:p>
              </table:table-cell>
            </table:table-row>
            <table:table-row>
              <table:table-cell office:value-type="string">
                <text:p>leraning rate</text:p>
                <draw:g>
                  <svg:desc>Tabelle1.A30:Tabelle1.A30</svg:desc>
                </draw:g>
              </table:table-cell>
              <table:table-cell office:value-type="float" office:value="0.01">
                <text:p>0.01</text:p>
                <draw:g>
                  <svg:desc>Tabelle1.B30:Tabelle1.L30</svg:desc>
                </draw:g>
              </table:table-cell>
              <table:table-cell office:value-type="float" office:value="0.01">
                <text:p>0.01</text:p>
              </table:table-cell>
              <table:table-cell office:value-type="float" office:value="0.00125">
                <text:p>0.00125</text:p>
              </table:table-cell>
              <table:table-cell office:value-type="float" office:value="0.0003125">
                <text:p>0.0003125</text:p>
              </table:table-cell>
              <table:table-cell office:value-type="float" office:value="0.000078125">
                <text:p>0.000078125</text:p>
              </table:table-cell>
              <table:table-cell office:value-type="float" office:value="0.0000097656">
                <text:p>0.0000097656</text:p>
              </table:table-cell>
              <table:table-cell office:value-type="float" office:value="0.0000024414">
                <text:p>0.0000024414</text:p>
              </table:table-cell>
              <table:table-cell office:value-type="float" office:value="0.00000061035">
                <text:p>0.00000061035</text:p>
              </table:table-cell>
              <table:table-cell office:value-type="float" office:value="0.000000076294">
                <text:p>0.000000076294</text:p>
              </table:table-cell>
              <table:table-cell office:value-type="float" office:value="0.000000019073">
                <text:p>0.000000019073</text:p>
              </table:table-cell>
              <table:table-cell office:value-type="float" office:value="0.000000019073">
                <text:p>0.00000001907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">
      <style:chart-properties chart:display-label="true" chart:logarithmic="false" chart:minimum="0.2" chart:maximum="0.65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61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11">
      <style:chart-properties chart:symbol-type="named-symbol" chart:symbol-name="square" chart:symbol-width="0.25cm" chart:symbol-height="0.25cm" chart:link-data-style-to-source="true"/>
      <style:graphic-properties svg:stroke-width="0.08cm" svg:stroke-color="#009933" draw:fill-color="#009933"/>
      <style:text-properties fo:font-size="10pt" style:font-size-asian="10pt" style:font-size-complex="10pt"/>
    </style:style>
    <style:style style:name="ch11" style:family="chart" style:data-style-name="N11">
      <style:chart-properties chart:symbol-type="named-symbol" chart:symbol-name="diamond" chart:symbol-width="0.25cm" chart:symbol-height="0.25cm" chart:link-data-style-to-source="true"/>
      <style:graphic-properties svg:stroke-width="0.08cm" svg:stroke-color="#ff3300" draw:fill-color="#ff330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9933ff" draw:fill-color="#9933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3cm" svg:height="9.856cm" xlink:href=".." xlink:type="simple" chart:class="chart:line" chart:style-name="ch1">
        <chart:legend chart:legend-position="bottom" svg:x="2.59cm" svg:y="9.073cm" style:legend-expansion="wide" chart:style-name="ch2"/>
        <chart:plot-area chart:style-name="ch3" table:cell-range-address="Tabelle1.A33:Tabelle1.L36" chart:data-source-has-labels="both" svg:x="1.33cm" svg:y="0.197cm" svg:width="13.464cm" svg:height="7.698cm">
          <chartooo:coordinate-region svg:x="2.745cm" svg:y="0.397cm" svg:width="10.315cm" svg:height="6.851cm"/>
          <chart:axis chart:dimension="x" chart:name="primary-x" chart:style-name="ch4" chartooo:axis-type="auto">
            <chartooo:date-scale/>
            <chart:title svg:x="7.555cm" svg:y="8.092cm" chart:style-name="ch5">
              <text:p>epoch</text:p>
            </chart:title>
            <chart:categories table:cell-range-address="Tabelle1.B33:Tabelle1.L33"/>
          </chart:axis>
          <chart:axis chart:dimension="y" chart:name="primary-y" chart:style-name="ch6">
            <chart:title svg:x="0.451cm" svg:y="4.765cm" chart:style-name="ch7">
              <text:p>precision</text:p>
            </chart:title>
            <chart:grid chart:style-name="ch8" chart:class="major"/>
          </chart:axis>
          <chart:axis chart:dimension="y" chart:name="secondary-y" chart:style-name="ch9">
            <chart:title svg:x="15.113cm" svg:y="5.016cm" chart:style-name="ch7">
              <text:p>learning rate</text:p>
            </chart:title>
          </chart:axis>
          <chart:series chart:attached-axis="primary-y" chart:style-name="ch10" chart:values-cell-range-address="Tabelle1.B34:Tabelle1.L34" chart:label-cell-address="Tabelle1.A34:Tabelle1.A34" chart:class="chart:line">
            <chart:data-point chart:repeated="11"/>
          </chart:series>
          <chart:series chart:attached-axis="primary-y" chart:style-name="ch11" chart:values-cell-range-address="Tabelle1.B35:Tabelle1.L35" chart:label-cell-address="Tabelle1.A35:Tabelle1.A35" chart:class="chart:line">
            <chart:data-point chart:repeated="11"/>
          </chart:series>
          <chart:series chart:attached-axis="secondary-y" chart:style-name="ch12" chart:values-cell-range-address="Tabelle1.B36:Tabelle1.L36" chart:label-cell-address="Tabelle1.A36:Tabelle1.A36" chart:class="chart:line">
            <chart:data-point chart:repeated="1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Tabelle1.B33:Tabelle1.L33</svg:desc>
                </draw:g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25">
                <text:p>25</text:p>
              </table:table-cell>
              <table:table-cell office:value-type="float" office:value="30">
                <text:p>30</text:p>
              </table:table-cell>
              <table:table-cell office:value-type="float" office:value="35">
                <text:p>35</text:p>
              </table:table-cell>
              <table:table-cell office:value-type="float" office:value="40">
                <text:p>40</text:p>
              </table:table-cell>
              <table:table-cell office:value-type="float" office:value="45">
                <text:p>45</text:p>
              </table:table-cell>
              <table:table-cell office:value-type="float" office:value="50">
                <text:p>50</text:p>
              </table:table-cell>
            </table:table-row>
          </table:table-header-rows>
          <table:table-rows>
            <table:table-row>
              <table:table-cell office:value-type="string">
                <text:p>training precision</text:p>
                <draw:g>
                  <svg:desc>Tabelle1.A34:Tabelle1.A34</svg:desc>
                </draw:g>
              </table:table-cell>
              <table:table-cell office:value-type="float" office:value="0.2678">
                <text:p>0.2678</text:p>
                <draw:g>
                  <svg:desc>Tabelle1.B34:Tabelle1.L34</svg:desc>
                </draw:g>
              </table:table-cell>
              <table:table-cell office:value-type="float" office:value="0.3683">
                <text:p>0.3683</text:p>
              </table:table-cell>
              <table:table-cell office:value-type="float" office:value="0.3872">
                <text:p>0.3872</text:p>
              </table:table-cell>
              <table:table-cell office:value-type="float" office:value="0.4105">
                <text:p>0.4105</text:p>
              </table:table-cell>
              <table:table-cell office:value-type="float" office:value="0.4331">
                <text:p>0.4331</text:p>
              </table:table-cell>
              <table:table-cell office:value-type="float" office:value="0.453">
                <text:p>0.453</text:p>
              </table:table-cell>
              <table:table-cell office:value-type="float" office:value="0.4862">
                <text:p>0.4862</text:p>
              </table:table-cell>
              <table:table-cell office:value-type="float" office:value="0.4986">
                <text:p>0.4986</text:p>
              </table:table-cell>
              <table:table-cell office:value-type="float" office:value="0.5012">
                <text:p>0.5012</text:p>
              </table:table-cell>
              <table:table-cell office:value-type="float" office:value="0.5034">
                <text:p>0.5034</text:p>
              </table:table-cell>
              <table:table-cell office:value-type="float" office:value="0.497">
                <text:p>0.497</text:p>
              </table:table-cell>
            </table:table-row>
            <table:table-row>
              <table:table-cell office:value-type="string">
                <text:p>validation precision</text:p>
                <draw:g>
                  <svg:desc>Tabelle1.A35:Tabelle1.A35</svg:desc>
                </draw:g>
              </table:table-cell>
              <table:table-cell office:value-type="float" office:value="0.3406">
                <text:p>0.3406</text:p>
                <draw:g>
                  <svg:desc>Tabelle1.B35:Tabelle1.L35</svg:desc>
                </draw:g>
              </table:table-cell>
              <table:table-cell office:value-type="float" office:value="0.3994">
                <text:p>0.3994</text:p>
              </table:table-cell>
              <table:table-cell office:value-type="float" office:value="0.4025">
                <text:p>0.4025</text:p>
              </table:table-cell>
              <table:table-cell office:value-type="float" office:value="0.4125">
                <text:p>0.4125</text:p>
              </table:table-cell>
              <table:table-cell office:value-type="float" office:value="0.4319">
                <text:p>0.4319</text:p>
              </table:table-cell>
              <table:table-cell office:value-type="float" office:value="0.4762">
                <text:p>0.4762</text:p>
              </table:table-cell>
              <table:table-cell office:value-type="float" office:value="0.4944">
                <text:p>0.4944</text:p>
              </table:table-cell>
              <table:table-cell office:value-type="float" office:value="0.4919">
                <text:p>0.4919</text:p>
              </table:table-cell>
              <table:table-cell office:value-type="float" office:value="0.4912">
                <text:p>0.4912</text:p>
              </table:table-cell>
              <table:table-cell office:value-type="float" office:value="0.4969">
                <text:p>0.4969</text:p>
              </table:table-cell>
              <table:table-cell office:value-type="float" office:value="0.4962">
                <text:p>0.4962</text:p>
              </table:table-cell>
            </table:table-row>
            <table:table-row>
              <table:table-cell office:value-type="string">
                <text:p>leraning rate</text:p>
                <draw:g>
                  <svg:desc>Tabelle1.A36:Tabelle1.A36</svg:desc>
                </draw:g>
              </table:table-cell>
              <table:table-cell office:value-type="float" office:value="0.01">
                <text:p>0.01</text:p>
                <draw:g>
                  <svg:desc>Tabelle1.B36:Tabelle1.L36</svg:desc>
                </draw:g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.002">
                <text:p>0.002</text:p>
              </table:table-cell>
              <table:table-cell office:value-type="float" office:value="0.0004">
                <text:p>0.0004</text:p>
              </table:table-cell>
              <table:table-cell office:value-type="float" office:value="0.0004">
                <text:p>0.0004</text:p>
              </table:table-cell>
              <table:table-cell office:value-type="float" office:value="0.00008">
                <text:p>0.00008</text:p>
              </table:table-cell>
              <table:table-cell office:value-type="float" office:value="0.000016">
                <text:p>0.000016</text:p>
              </table:table-cell>
              <table:table-cell office:value-type="float" office:value="0.0000032">
                <text:p>0.000003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